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bsearch0</text:p>
          </table:table-cell>
          <table:table-cell office:value-type="string" calcext:value-type="string">
            <text:p>bsearch1</text:p>
          </table:table-cell>
        </table:table-row>
        <table:table-row table:style-name="ro1">
          <table:table-cell/>
          <table:table-cell office:value-type="float" office:value="0.600334" calcext:value-type="float">
            <text:p>0.600334</text:p>
          </table:table-cell>
          <table:table-cell office:value-type="float" office:value="0.178871" calcext:value-type="float">
            <text:p>0.178871</text:p>
          </table:table-cell>
        </table:table-row>
        <table:table-row table:style-name="ro1">
          <table:table-cell/>
          <table:table-cell office:value-type="float" office:value="0.573814" calcext:value-type="float">
            <text:p>0.573814</text:p>
          </table:table-cell>
          <table:table-cell office:value-type="float" office:value="0.178169" calcext:value-type="float">
            <text:p>0.178169</text:p>
          </table:table-cell>
        </table:table-row>
        <table:table-row table:style-name="ro1">
          <table:table-cell/>
          <table:table-cell office:value-type="float" office:value="0.580033" calcext:value-type="float">
            <text:p>0.580033</text:p>
          </table:table-cell>
          <table:table-cell office:value-type="float" office:value="0.17831" calcext:value-type="float">
            <text:p>0.17831</text:p>
          </table:table-cell>
        </table:table-row>
        <table:table-row table:style-name="ro1">
          <table:table-cell/>
          <table:table-cell office:value-type="float" office:value="0.603142" calcext:value-type="float">
            <text:p>0.603142</text:p>
          </table:table-cell>
          <table:table-cell office:value-type="float" office:value="0.179172" calcext:value-type="float">
            <text:p>0.179172</text:p>
          </table:table-cell>
        </table:table-row>
        <table:table-row table:style-name="ro1">
          <table:table-cell/>
          <table:table-cell office:value-type="float" office:value="0.585481" calcext:value-type="float">
            <text:p>0.585481</text:p>
          </table:table-cell>
          <table:table-cell office:value-type="float" office:value="0.178774" calcext:value-type="float">
            <text:p>0.178774</text:p>
          </table:table-cell>
        </table:table-row>
        <table:table-row table:style-name="ro1">
          <table:table-cell/>
          <table:table-cell office:value-type="float" office:value="0.602065" calcext:value-type="float">
            <text:p>0.602065</text:p>
          </table:table-cell>
          <table:table-cell office:value-type="float" office:value="0.178847" calcext:value-type="float">
            <text:p>0.178847</text:p>
          </table:table-cell>
        </table:table-row>
        <table:table-row table:style-name="ro1">
          <table:table-cell/>
          <table:table-cell office:value-type="float" office:value="0.605006" calcext:value-type="float">
            <text:p>0.605006</text:p>
          </table:table-cell>
          <table:table-cell office:value-type="float" office:value="0.178728" calcext:value-type="float">
            <text:p>0.178728</text:p>
          </table:table-cell>
        </table:table-row>
        <table:table-row table:style-name="ro1">
          <table:table-cell/>
          <table:table-cell office:value-type="float" office:value="0.588102" calcext:value-type="float">
            <text:p>0.588102</text:p>
          </table:table-cell>
          <table:table-cell office:value-type="float" office:value="0.178997" calcext:value-type="float">
            <text:p>0.178997</text:p>
          </table:table-cell>
        </table:table-row>
        <table:table-row table:style-name="ro1">
          <table:table-cell/>
          <table:table-cell office:value-type="float" office:value="0.597172" calcext:value-type="float">
            <text:p>0.597172</text:p>
          </table:table-cell>
          <table:table-cell office:value-type="float" office:value="0.179172" calcext:value-type="float">
            <text:p>0.179172</text:p>
          </table:table-cell>
        </table:table-row>
        <table:table-row table:style-name="ro1">
          <table:table-cell/>
          <table:table-cell office:value-type="float" office:value="0.599546" calcext:value-type="float">
            <text:p>0.599546</text:p>
          </table:table-cell>
          <table:table-cell office:value-type="float" office:value="0.182988" calcext:value-type="float">
            <text:p>0.182988</text:p>
          </table:table-cell>
        </table:table-row>
        <table:table-row table:style-name="ro1">
          <table:table-cell/>
          <table:table-cell office:value-type="float" office:value="0.595488" calcext:value-type="float">
            <text:p>0.595488</text:p>
          </table:table-cell>
          <table:table-cell office:value-type="float" office:value="0.17809" calcext:value-type="float">
            <text:p>0.17809</text:p>
          </table:table-cell>
        </table:table-row>
        <table:table-row table:style-name="ro1">
          <table:table-cell/>
          <table:table-cell office:value-type="float" office:value="0.59575" calcext:value-type="float">
            <text:p>0.59575</text:p>
          </table:table-cell>
          <table:table-cell office:value-type="float" office:value="0.1848" calcext:value-type="float">
            <text:p>0.1848</text:p>
          </table:table-cell>
        </table:table-row>
        <table:table-row table:style-name="ro1">
          <table:table-cell/>
          <table:table-cell office:value-type="float" office:value="0.608588" calcext:value-type="float">
            <text:p>0.608588</text:p>
          </table:table-cell>
          <table:table-cell office:value-type="float" office:value="0.17881" calcext:value-type="float">
            <text:p>0.17881</text:p>
          </table:table-cell>
        </table:table-row>
        <table:table-row table:style-name="ro1">
          <table:table-cell/>
          <table:table-cell office:value-type="float" office:value="0.591448" calcext:value-type="float">
            <text:p>0.591448</text:p>
          </table:table-cell>
          <table:table-cell office:value-type="float" office:value="0.184164" calcext:value-type="float">
            <text:p>0.184164</text:p>
          </table:table-cell>
        </table:table-row>
        <table:table-row table:style-name="ro1">
          <table:table-cell/>
          <table:table-cell office:value-type="float" office:value="0.594156" calcext:value-type="float">
            <text:p>0.594156</text:p>
          </table:table-cell>
          <table:table-cell office:value-type="float" office:value="0.178987" calcext:value-type="float">
            <text:p>0.178987</text:p>
          </table:table-cell>
        </table:table-row>
        <table:table-row table:style-name="ro1">
          <table:table-cell/>
          <table:table-cell office:value-type="float" office:value="0.591565" calcext:value-type="float">
            <text:p>0.591565</text:p>
          </table:table-cell>
          <table:table-cell office:value-type="float" office:value="0.185552" calcext:value-type="float">
            <text:p>0.185552</text:p>
          </table:table-cell>
        </table:table-row>
        <table:table-row table:style-name="ro1">
          <table:table-cell/>
          <table:table-cell office:value-type="float" office:value="0.597268" calcext:value-type="float">
            <text:p>0.597268</text:p>
          </table:table-cell>
          <table:table-cell office:value-type="float" office:value="0.178685" calcext:value-type="float">
            <text:p>0.178685</text:p>
          </table:table-cell>
        </table:table-row>
        <table:table-row table:style-name="ro1">
          <table:table-cell/>
          <table:table-cell office:value-type="float" office:value="0.599646" calcext:value-type="float">
            <text:p>0.599646</text:p>
          </table:table-cell>
          <table:table-cell office:value-type="float" office:value="0.184537" calcext:value-type="float">
            <text:p>0.184537</text:p>
          </table:table-cell>
        </table:table-row>
        <table:table-row table:style-name="ro1">
          <table:table-cell/>
          <table:table-cell office:value-type="float" office:value="0.58718" calcext:value-type="float">
            <text:p>0.58718</text:p>
          </table:table-cell>
          <table:table-cell office:value-type="float" office:value="0.178938" calcext:value-type="float">
            <text:p>0.178938</text:p>
          </table:table-cell>
        </table:table-row>
        <table:table-row table:style-name="ro1">
          <table:table-cell/>
          <table:table-cell office:value-type="float" office:value="0.602721" calcext:value-type="float">
            <text:p>0.602721</text:p>
          </table:table-cell>
          <table:table-cell office:value-type="float" office:value="0.184103" calcext:value-type="float">
            <text:p>0.184103</text:p>
          </table:table-cell>
        </table:table-row>
        <table:table-row table:style-name="ro1">
          <table:table-cell/>
          <table:table-cell office:value-type="float" office:value="0.593236" calcext:value-type="float">
            <text:p>0.593236</text:p>
          </table:table-cell>
          <table:table-cell office:value-type="float" office:value="0.178882" calcext:value-type="float">
            <text:p>0.178882</text:p>
          </table:table-cell>
        </table:table-row>
        <table:table-row table:style-name="ro1">
          <table:table-cell/>
          <table:table-cell office:value-type="float" office:value="0.586245" calcext:value-type="float">
            <text:p>0.586245</text:p>
          </table:table-cell>
          <table:table-cell office:value-type="float" office:value="0.186129" calcext:value-type="float">
            <text:p>0.186129</text:p>
          </table:table-cell>
        </table:table-row>
        <table:table-row table:style-name="ro1">
          <table:table-cell/>
          <table:table-cell office:value-type="float" office:value="0.608067" calcext:value-type="float">
            <text:p>0.608067</text:p>
          </table:table-cell>
          <table:table-cell office:value-type="float" office:value="0.179136" calcext:value-type="float">
            <text:p>0.179136</text:p>
          </table:table-cell>
        </table:table-row>
        <table:table-row table:style-name="ro1">
          <table:table-cell/>
          <table:table-cell office:value-type="float" office:value="0.587622" calcext:value-type="float">
            <text:p>0.587622</text:p>
          </table:table-cell>
          <table:table-cell office:value-type="float" office:value="0.185158" calcext:value-type="float">
            <text:p>0.185158</text:p>
          </table:table-cell>
        </table:table-row>
        <table:table-row table:style-name="ro1">
          <table:table-cell/>
          <table:table-cell office:value-type="float" office:value="0.613757" calcext:value-type="float">
            <text:p>0.613757</text:p>
          </table:table-cell>
          <table:table-cell office:value-type="float" office:value="0.180791" calcext:value-type="float">
            <text:p>0.18079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26])" office:value-type="float" office:value="14.887432" calcext:value-type="float">
            <text:p>14.887432</text:p>
          </table:table-cell>
          <table:table-cell table:formula="of:=SUM([.C2:.C26])" office:value-type="float" office:value="4.51879" calcext:value-type="float">
            <text:p>4.51879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formula="of:=[.B27]/26" office:value-type="float" office:value="0.572593538461538" calcext:value-type="float">
            <text:p>0.572593538461538</text:p>
          </table:table-cell>
          <table:table-cell table:formula="of:=[.C27]/26" office:value-type="float" office:value="0.173799615384615" calcext:value-type="float">
            <text:p>0.173799615384615</text:p>
          </table:table-cell>
        </table:table-row>
        <table:table-row table:style-name="ro1">
          <table:table-cell office:value-type="string" calcext:value-type="string">
            <text:p>DIF</text:p>
          </table:table-cell>
          <table:table-cell table:formula="of:=[.B28]-[.C28]" office:value-type="float" office:value="0.398793923076923" calcext:value-type="float">
            <text:p>0.398793923076923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table:style-name="ce1" table:formula="of:=[.B29]/[.B28]" office:value-type="percentage" office:value="0.696469478416425" calcext:value-type="percentage">
            <text:p>69.65%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8T14:41:40.001889445</meta:creation-date>
    <dc:date>2018-05-28T14:43:26.581508583</dc:date>
    <meta:editing-duration>PT1M49S</meta:editing-duration>
    <meta:editing-cycles>1</meta:editing-cycles>
    <meta:document-statistic meta:table-count="1" meta:cell-count="62" meta:object-count="0"/>
    <meta:generator>LibreOffice/5.4.6.2$Linux_X86_64 LibreOffice_project/40m0$Build-2</meta:generator>
  </office:meta>
</office:document-meta>
</file>